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E1C7E48A82619A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daf68" officeooo:paragraph-rsid="000daf68"/>
    </style:style>
    <style:style style:name="P9" style:family="paragraph" style:parent-style-name="Table_20_Contents">
      <style:text-properties officeooo:rsid="000dbcce" officeooo:paragraph-rsid="000dbcce"/>
    </style:style>
    <style:style style:name="P10" style:family="paragraph" style:parent-style-name="Table_20_Contents">
      <style:text-properties officeooo:paragraph-rsid="000dbcce"/>
    </style:style>
    <style:style style:name="P11" style:family="paragraph" style:parent-style-name="Table_20_Contents">
      <style:text-properties officeooo:rsid="001147ba" officeooo:paragraph-rsid="001147ba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1147ba" officeooo:paragraph-rsid="001147ba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3f4d"/>
    </style:style>
    <style:style style:name="T4" style:family="text">
      <style:text-properties officeooo:rsid="0010e2a9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E1C7E48A82619AF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lulo 2. Sesión 2. Llamadas al sistema para el S.Archivos Parte II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$ gcc tarea3.c </text:p>
            <text:p text:style-name="P9">$ ./a.out </text:p>
            <text:p text:style-name="P9">$ ls -l</text:p>
            <text:p text:style-name="P9">total 44</text:p>
            <text:p text:style-name="P9">-rwxrwxr-x 1 david david 9088 nov 11 16:14 a.out</text:p>
            <text:p text:style-name="P9">----rwS--- 1 david david <text:s text:c="3"/>0 nov 11 16:15 archivo1</text:p>
            <text:p text:style-name="P9">-rwxrw-r-- 1 david david <text:s text:c="3"/>0 nov 11 16:15 archivo2</text:p>
            <text:p text:style-name="P9">-rw-rw-r-- 1 david david 1025 nov 21 <text:s/>2013 tarea1.c</text:p>
            <text:p text:style-name="P9">-rw-rw-r-- 1 david david 1460 mar <text:s/>7 <text:s/>2005 tarea2.c</text:p>
            <text:p text:style-name="P9">-rw-rw-r-- 1 david david 1788 mar <text:s/>7 <text:s/>2005 tarea3.c</text:p>
            <text:p text:style-name="P11"/>
            <text:p text:style-name="P11">$ umask (antes de la ejecución)</text:p>
            <text:p text:style-name="P11">0002</text:p>
            <text:p text:style-name="P12"/>
            <text:p text:style-name="P9">El programa crea dos archivos. Para el archivo 1 <text:span text:style-name="T3">utiliza la mascara por defecto (La máscara de mi shell solo elimina los permisos de ejecución para grupos). Después</text:span> copia los atributos en una variable. Después suprime los permisos de ejecución para grupos y hace un AND lógico con los permisos que tenía antes, por último, le suma la ID del Grupo (los sticky bits).</text:p>
            <text:p text:style-name="P9">----rwS--- 1 david david <text:s text:c="3"/>0 nov 11 16:15 archivo1</text:p>
            <text:p text:style-name="P9">Para el archivo 2 <text:span text:style-name="T4">previamente se ha puesto la máscara a 0, por lo que no se restarán permisos al crearlo. U</text:span>na vez creado le da permisos RWX para el usuario, RW para grupos y R para otros.</text:p>
            <text:p text:style-name="P9">-rwxrw-r-- 1 david david <text:s text:c="3"/>0 nov 11 16:15 archivo2</text:p>
            <text:p text:style-name="P10"/>
          </table:table-cell>
        </table:table-row>
      </table:table>
      <text:p text:style-name="Standard"/>
      <text:p text:style-name="Standard">Mi solución a la <text:span text:style-name="T2">ejercicio 2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Mi solución a la <text:span text:style-name="T2">ejercicio 3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meta:creation-date>2011-10-05T09:46:35</meta:creation-date>
    <dc:date>2016-11-11T17:09:47.985518808</dc:date>
    <meta:print-date>2011-10-06T10:39:21</meta:print-date>
    <meta:editing-cycles>186</meta:editing-cycles>
    <meta:editing-duration>PT21H35M8S</meta:editing-duration>
    <meta:document-statistic meta:table-count="9" meta:image-count="1" meta:object-count="0" meta:page-count="3" meta:paragraph-count="32" meta:word-count="336" meta:character-count="1900" meta:non-whitespace-character-count="1569"/>
    <meta:user-defined meta:name="Información 1"/>
    <meta:user-defined meta:name="Información 2"/>
    <meta:user-defined meta:name="Información 3"/>
    <meta:user-defined meta:name="Información 4"/>
  </office:meta>
</office:document-meta>
</file>